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23cm" fo:min-width="10.67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91cm" fo:min-width="16.76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Ubuntu" fo:font-size="240pt" style:font-size-asian="240pt" style:font-size-complex="240pt"/>
    </style:style>
    <style:style style:name="P2" style:family="paragraph">
      <style:text-properties fo:color="#b3b3b3" fo:font-family="Ubuntu" fo:font-size="240pt" style:font-size-asian="240pt" style:font-size-complex="240pt"/>
    </style:style>
    <style:style style:name="P3" style:family="paragraph">
      <style:text-properties fo:font-family="Ubuntu" fo:font-size="200pt" style:font-size-asian="200pt" style:font-size-complex="200pt"/>
    </style:style>
    <style:style style:name="T1" style:family="text">
      <style:text-properties fo:color="#b3b3b3" fo:font-family="Ubuntu" fo:font-size="240pt" style:font-size-asian="240pt" style:font-size-complex="240pt"/>
    </style:style>
    <style:style style:name="T2" style:family="text">
      <style:text-properties fo:font-family="Ubuntu" fo:font-size="200pt" style:font-size-asian="200pt" style:font-size-complex="2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1.178cm" svg:height="11.573cm" svg:x="11.67cm" svg:y="5.02cm">
          <draw:text-box>
            <text:p text:style-name="P1"><text:span text:style-name="T1">4</text:span></text:p>
          </draw:text-box>
        </draw:frame>
        <draw:frame draw:style-name="gr2" draw:text-style-name="P3" draw:layer="layout" svg:width="17.263cm" svg:height="8.464cm" svg:x="6.985cm" svg:y="3.175cm">
          <draw:text-box>
            <text:p text:style-name="P3"><text:span text:style-name="T2">ec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ustin Kirkland</meta:initial-creator>
    <meta:creation-date>2010-09-29T22:35:06</meta:creation-date>
    <meta:editing-duration>PT00H12M04S</meta:editing-duration>
    <meta:editing-cycles>4</meta:editing-cycles>
    <dc:date>2010-09-30T00:11:47</dc:date>
    <dc:creator>Dustin Kirkland</dc:creator>
    <meta:generator>OpenOffice.org/3.2$Unix OpenOffice.org_project/320m19$Build-9505</meta:generator>
    <meta:document-statistic meta:object-count="25"/>
  </office:meta>
</office:document-meta>
</file>